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 style:list-style-name="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Table of Contents</text:p>
          </text:index-title>
        </text:index-body>
      </text:table-of-content>
      <text:h text:style-name="P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4:06:44</meta:creation-date>
    <dc:date>2014-05-11T22:49:20</dc:date>
    <dc:creator>carlos </dc:creator>
    <meta:editing-duration>P0D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1" meta:word-count="3" meta:character-count="17" meta:non-whitespace-character-count="15"/>
  </office:meta>
</office:document-meta>
</file>